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Link to github account:<text:s/><text:a xlink:href="https://github.com/fcammy" office:target-frame-name="_top" xlink:show="replace"><text:span text:style-name="Hyperlink">https://github.com/fcammy</text:span></text:a></text:p>
      <text:p text:style-name="Normal">Link to website: <text:s/>https://fcammy.github.io/Reservia/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cinet Camara</meta:initial-creator>
    <dc:creator>Facinet Camara</dc:creator>
    <meta:creation-date>2021-08-30T23:09:00Z</meta:creation-date>
    <dc:date>2021-08-30T23:11:00Z</dc:date>
    <meta:template xlink:href="Normal" xlink:type="simple"/>
    <meta:editing-cycles>1</meta:editing-cycles>
    <meta:editing-duration>PT120S</meta:editing-duration>
    <meta:document-statistic meta:page-count="1" meta:paragraph-count="1" meta:word-count="21" meta:character-count="144" meta:row-count="1" meta:non-whitespace-character-count="124"/>
  </office:meta>
</office:document-meta>
</file>